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4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3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TERRITORIO</text:p>
          </table:table-cell>
          <table:table-cell office:value-type="string" calcext:value-type="string">
            <text:p>ANO</text:p>
          </table:table-cell>
          <table:table-cell table:style-name="ce2" office:value-type="string" calcext:value-type="string">
            <text:p>POBLAC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3" calcext:value-type="float">
            <text:p>2.013</text:p>
          </table:table-cell>
          <table:table-cell table:style-name="ce3" office:value-type="float" office:value="45434942" calcext:value-type="float">
            <text:p>45.434.942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.014</text:p>
          </table:table-cell>
          <table:table-cell table:style-name="ce3" office:value-type="float" office:value="45866010" calcext:value-type="float">
            <text:p>45.866.01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.015</text:p>
          </table:table-cell>
          <table:table-cell table:style-name="ce3" office:value-type="float" office:value="46313898" calcext:value-type="float">
            <text:p>46.313.898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.016</text:p>
          </table:table-cell>
          <table:table-cell table:style-name="ce3" office:value-type="float" office:value="46830116" calcext:value-type="float">
            <text:p>46.830.116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7" calcext:value-type="float">
            <text:p>2.017</text:p>
          </table:table-cell>
          <table:table-cell table:style-name="ce3" office:value-type="float" office:value="47419200" calcext:value-type="float">
            <text:p>47.419.2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8" calcext:value-type="float">
            <text:p>2.018</text:p>
          </table:table-cell>
          <table:table-cell table:style-name="ce3" office:value-type="float" office:value="48258494" calcext:value-type="float">
            <text:p>48.258.494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9" calcext:value-type="float">
            <text:p>2.019</text:p>
          </table:table-cell>
          <table:table-cell table:style-name="ce2" office:value-type="float" office:value="49395678" calcext:value-type="float">
            <text:p>49.395.678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20" calcext:value-type="float">
            <text:p>2.020</text:p>
          </table:table-cell>
          <table:table-cell table:style-name="ce4" office:value-type="float" office:value="50407647" calcext:value-type="float">
            <text:p>50.407.647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21" calcext:value-type="float">
            <text:p>2.021</text:p>
          </table:table-cell>
          <table:table-cell table:style-name="ce4" office:value-type="float" office:value="51117378" calcext:value-type="float">
            <text:p>51.117.378</text:p>
          </table:table-cell>
          <table:table-cell table:style-name="Default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22" calcext:value-type="float">
            <text:p>2.022</text:p>
          </table:table-cell>
          <table:table-cell table:style-name="ce4" office:value-type="float" office:value="51682692" calcext:value-type="float">
            <text:p>51.682.692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3" calcext:value-type="float">
            <text:p>2.013</text:p>
          </table:table-cell>
          <table:table-cell table:style-name="ce4" office:value-type="float" office:value="952101" calcext:value-type="float">
            <text:p>952.101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4" calcext:value-type="float">
            <text:p>2.014</text:p>
          </table:table-cell>
          <table:table-cell table:style-name="ce4" office:value-type="float" office:value="969808" calcext:value-type="float">
            <text:p>969.808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5" calcext:value-type="float">
            <text:p>2.015</text:p>
          </table:table-cell>
          <table:table-cell table:style-name="ce4" office:value-type="float" office:value="987232" calcext:value-type="float">
            <text:p>987.232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6" calcext:value-type="float">
            <text:p>2.016</text:p>
          </table:table-cell>
          <table:table-cell table:style-name="ce4" office:value-type="float" office:value="1004633" calcext:value-type="float">
            <text:p>1.004.63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7" calcext:value-type="float">
            <text:p>2.017</text:p>
          </table:table-cell>
          <table:table-cell table:style-name="ce4" office:value-type="float" office:value="1021943" calcext:value-type="float">
            <text:p>1.021.94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8" calcext:value-type="float">
            <text:p>2.018</text:p>
          </table:table-cell>
          <table:table-cell table:style-name="ce4" office:value-type="float" office:value="1039722" calcext:value-type="float">
            <text:p>1.039.722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19" calcext:value-type="float">
            <text:p>2.019</text:p>
          </table:table-cell>
          <table:table-cell table:style-name="ce4" office:value-type="float" office:value="1052125" calcext:value-type="float">
            <text:p>1.052.125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20" calcext:value-type="float">
            <text:p>2.020</text:p>
          </table:table-cell>
          <table:table-cell table:style-name="ce5" office:value-type="float" office:value="1082032" calcext:value-type="float">
            <text:p>1.082.032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21" calcext:value-type="float">
            <text:p>2.021</text:p>
          </table:table-cell>
          <table:table-cell table:style-name="ce5" office:value-type="float" office:value="1098104" calcext:value-type="float">
            <text:p>1.098.104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022" calcext:value-type="float">
            <text:p>2.022</text:p>
          </table:table-cell>
          <table:table-cell table:style-name="ce5" office:value-type="float" office:value="1113810" calcext:value-type="float">
            <text:p>1.113.810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484216" calcext:value-type="float">
            <text:p>484.216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493721" calcext:value-type="float">
            <text:p>493.721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503042" calcext:value-type="float">
            <text:p>503.042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512462" calcext:value-type="float">
            <text:p>512.462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521700" calcext:value-type="float">
            <text:p>521.700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531275" calcext:value-type="float">
            <text:p>531.275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538824" calcext:value-type="float">
            <text:p>538.824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553409" calcext:value-type="float">
            <text:p>553.409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561834" calcext:value-type="float">
            <text:p>561.834</text:p>
          </table:table-cell>
          <table:table-cell table:style-name="Default"/>
        </table:table-row>
        <table:table-row table:style-name="ro1">
          <table:table-cell office:value-type="string" calcext:value-type="string">
            <text:p>VILLAVICENCI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569806" calcext:value-type="float">
            <text:p>569.806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79035" calcext:value-type="float">
            <text:p>79.035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80841" calcext:value-type="float">
            <text:p>80.841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82619" calcext:value-type="float">
            <text:p>82.619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84461" calcext:value-type="float">
            <text:p>84.461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86156" calcext:value-type="float">
            <text:p>86.156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88023" calcext:value-type="float">
            <text:p>88.023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90124" calcext:value-type="float">
            <text:p>90.124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91562" calcext:value-type="float">
            <text:p>91.562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92906" calcext:value-type="float">
            <text:p>92.906</text:p>
          </table:table-cell>
          <table:table-cell table:style-name="Default"/>
        </table:table-row>
        <table:table-row table:style-name="ro1">
          <table:table-cell office:value-type="string" calcext:value-type="string">
            <text:p>ACACIAS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94160" calcext:value-type="float">
            <text:p>94.16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5650" calcext:value-type="float">
            <text:p>5.65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5832" calcext:value-type="float">
            <text:p>5.832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5945" calcext:value-type="float">
            <text:p>5.945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6071" calcext:value-type="float">
            <text:p>6.071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6264" calcext:value-type="float">
            <text:p>6.264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6440" calcext:value-type="float">
            <text:p>6.44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6513" calcext:value-type="float">
            <text:p>6.513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6762" calcext:value-type="float">
            <text:p>6.762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6869" calcext:value-type="float">
            <text:p>6.869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ANCA DE UPI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6986" calcext:value-type="float">
            <text:p>6.986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5344" calcext:value-type="float">
            <text:p>5.344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5531" calcext:value-type="float">
            <text:p>5.531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5718" calcext:value-type="float">
            <text:p>5.718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5830" calcext:value-type="float">
            <text:p>5.83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5949" calcext:value-type="float">
            <text:p>5.949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6062" calcext:value-type="float">
            <text:p>6.062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6130" calcext:value-type="float">
            <text:p>6.13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6297" calcext:value-type="float">
            <text:p>6.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6389" calcext:value-type="float">
            <text:p>6.389</text:p>
          </table:table-cell>
          <table:table-cell table:style-name="Default"/>
        </table:table-row>
        <table:table-row table:style-name="ro1">
          <table:table-cell office:value-type="string" calcext:value-type="string">
            <text:p>CABUYAR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6479" calcext:value-type="float">
            <text:p>6.479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2480" calcext:value-type="float">
            <text:p>12.48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2887" calcext:value-type="float">
            <text:p>12.887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3262" calcext:value-type="float">
            <text:p>13.262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3548" calcext:value-type="float">
            <text:p>13.548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3928" calcext:value-type="float">
            <text:p>13.928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4300" calcext:value-type="float">
            <text:p>14.3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5186" calcext:value-type="float">
            <text:p>15.186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4966" calcext:value-type="float">
            <text:p>14.966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5232" calcext:value-type="float">
            <text:p>15.232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ILLA LA NUEV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5447" calcext:value-type="float">
            <text:p>15.447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6544" calcext:value-type="float">
            <text:p>6.544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6612" calcext:value-type="float">
            <text:p>6.612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6652" calcext:value-type="float">
            <text:p>6.652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6751" calcext:value-type="float">
            <text:p>6.75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6859" calcext:value-type="float">
            <text:p>6.859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6963" calcext:value-type="float">
            <text:p>6.963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7019" calcext:value-type="float">
            <text:p>7.019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7294" calcext:value-type="float">
            <text:p>7.294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7461" calcext:value-type="float">
            <text:p>7.46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BARRAL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7592" calcext:value-type="float">
            <text:p>7.592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20936" calcext:value-type="float">
            <text:p>20.936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21381" calcext:value-type="float">
            <text:p>21.38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21682" calcext:value-type="float">
            <text:p>21.682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22111" calcext:value-type="float">
            <text:p>22.11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22501" calcext:value-type="float">
            <text:p>22.50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22831" calcext:value-type="float">
            <text:p>22.831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23014" calcext:value-type="float">
            <text:p>23.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23777" calcext:value-type="float">
            <text:p>23.777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24114" calcext:value-type="float">
            <text:p>24.114</text:p>
          </table:table-cell>
          <table:table-cell table:style-name="Default"/>
        </table:table-row>
        <table:table-row table:style-name="ro1">
          <table:table-cell office:value-type="string" calcext:value-type="string">
            <text:p>CUMARAL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24451" calcext:value-type="float">
            <text:p>24.451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926" calcext:value-type="float">
            <text:p>1.926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902" calcext:value-type="float">
            <text:p>1.902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852" calcext:value-type="float">
            <text:p>1.852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801" calcext:value-type="float">
            <text:p>1.801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768" calcext:value-type="float">
            <text:p>1.76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776" calcext:value-type="float">
            <text:p>1.776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696" calcext:value-type="float">
            <text:p>1.696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807" calcext:value-type="float">
            <text:p>1.807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817" calcext:value-type="float">
            <text:p>1.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LVARI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843" calcext:value-type="float">
            <text:p>1.843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8014" calcext:value-type="float">
            <text:p>8.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7979" calcext:value-type="float">
            <text:p>7.979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7978" calcext:value-type="float">
            <text:p>7.97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7994" calcext:value-type="float">
            <text:p>7.994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7994" calcext:value-type="float">
            <text:p>7.994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7977" calcext:value-type="float">
            <text:p>7.977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7619" calcext:value-type="float">
            <text:p>7.619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8204" calcext:value-type="float">
            <text:p>8.204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8283" calcext:value-type="float">
            <text:p>8.283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8417" calcext:value-type="float">
            <text:p>8.417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3588" calcext:value-type="float">
            <text:p>3.58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3688" calcext:value-type="float">
            <text:p>3.68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3761" calcext:value-type="float">
            <text:p>3.761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3803" calcext:value-type="float">
            <text:p>3.803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3829" calcext:value-type="float">
            <text:p>3.829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3888" calcext:value-type="float">
            <text:p>3.88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3932" calcext:value-type="float">
            <text:p>3.932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4069" calcext:value-type="float">
            <text:p>4.069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4128" calcext:value-type="float">
            <text:p>4.128</text:p>
          </table:table-cell>
          <table:table-cell table:style-name="Default"/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4199" calcext:value-type="float">
            <text:p>4.199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0857" calcext:value-type="float">
            <text:p>10.857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1134" calcext:value-type="float">
            <text:p>11.134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1421" calcext:value-type="float">
            <text:p>11.421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1677" calcext:value-type="float">
            <text:p>11.677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1916" calcext:value-type="float">
            <text:p>11.916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2129" calcext:value-type="float">
            <text:p>12.129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2266" calcext:value-type="float">
            <text:p>12.266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2627" calcext:value-type="float">
            <text:p>12.627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2823" calcext:value-type="float">
            <text:p>12.823</text:p>
          </table:table-cell>
          <table:table-cell table:style-name="Default"/>
        </table:table-row>
        <table:table-row table:style-name="ro1">
          <table:table-cell office:value-type="string" calcext:value-type="string">
            <text:p>FUENTE DE OR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3000" calcext:value-type="float">
            <text:p>13.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63543" calcext:value-type="float">
            <text:p>63.543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64615" calcext:value-type="float">
            <text:p>64.615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65696" calcext:value-type="float">
            <text:p>65.696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66715" calcext:value-type="float">
            <text:p>66.715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67735" calcext:value-type="float">
            <text:p>67.735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68876" calcext:value-type="float">
            <text:p>68.876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69770" calcext:value-type="float">
            <text:p>69.770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71732" calcext:value-type="float">
            <text:p>71.732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72836" calcext:value-type="float">
            <text:p>72.836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73890" calcext:value-type="float">
            <text:p>73.890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3138" calcext:value-type="float">
            <text:p>13.138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3365" calcext:value-type="float">
            <text:p>13.365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3638" calcext:value-type="float">
            <text:p>13.638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3815" calcext:value-type="float">
            <text:p>13.815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3853" calcext:value-type="float">
            <text:p>13.853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4119" calcext:value-type="float">
            <text:p>14.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4298" calcext:value-type="float">
            <text:p>14.298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4678" calcext:value-type="float">
            <text:p>14.678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4897" calcext:value-type="float">
            <text:p>14.897</text:p>
          </table:table-cell>
          <table:table-cell table:style-name="Default"/>
        </table:table-row>
        <table:table-row table:style-name="ro1">
          <table:table-cell office:value-type="string" calcext:value-type="string">
            <text:p>GUAMAL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5133" calcext:value-type="float">
            <text:p>15.133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23152" calcext:value-type="float">
            <text:p>23.152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23879" calcext:value-type="float">
            <text:p>23.879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24605" calcext:value-type="float">
            <text:p>24.605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25335" calcext:value-type="float">
            <text:p>25.335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26129" calcext:value-type="float">
            <text:p>26.129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26890" calcext:value-type="float">
            <text:p>26.890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27534" calcext:value-type="float">
            <text:p>27.534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27854" calcext:value-type="float">
            <text:p>27.854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28177" calcext:value-type="float">
            <text:p>28.177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MACAREN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28525" calcext:value-type="float">
            <text:p>28.525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8760" calcext:value-type="float">
            <text:p>8.760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8854" calcext:value-type="float">
            <text:p>8.854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8953" calcext:value-type="float">
            <text:p>8.953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9050" calcext:value-type="float">
            <text:p>9.050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9176" calcext:value-type="float">
            <text:p>9.176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9284" calcext:value-type="float">
            <text:p>9.284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9388" calcext:value-type="float">
            <text:p>9.388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9578" calcext:value-type="float">
            <text:p>9.578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9691" calcext:value-type="float">
            <text:p>9.691</text:p>
          </table:table-cell>
          <table:table-cell table:style-name="Default"/>
        </table:table-row>
        <table:table-row table:style-name="ro1">
          <table:table-cell office:value-type="string" calcext:value-type="string">
            <text:p>LA URIBE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9822" calcext:value-type="float">
            <text:p>9.822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1084" calcext:value-type="float">
            <text:p>11.084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1114" calcext:value-type="float">
            <text:p>11.114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1140" calcext:value-type="float">
            <text:p>11.140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1235" calcext:value-type="float">
            <text:p>11.235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1389" calcext:value-type="float">
            <text:p>11.389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1463" calcext:value-type="float">
            <text:p>11.463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1256" calcext:value-type="float">
            <text:p>11.256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1854" calcext:value-type="float">
            <text:p>11.854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2007" calcext:value-type="float">
            <text:p>12.007</text:p>
          </table:table-cell>
          <table:table-cell table:style-name="Default"/>
        </table:table-row>
        <table:table-row table:style-name="ro1">
          <table:table-cell office:value-type="string" calcext:value-type="string">
            <text:p>LEJANIAS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2188" calcext:value-type="float">
            <text:p>12.188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6905" calcext:value-type="float">
            <text:p>6.905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6916" calcext:value-type="float">
            <text:p>6.916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6976" calcext:value-type="float">
            <text:p>6.976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6990" calcext:value-type="float">
            <text:p>6.990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6986" calcext:value-type="float">
            <text:p>6.986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7007" calcext:value-type="float">
            <text:p>7.007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7086" calcext:value-type="float">
            <text:p>7.086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7202" calcext:value-type="float">
            <text:p>7.202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7273" calcext:value-type="float">
            <text:p>7.273</text:p>
          </table:table-cell>
          <table:table-cell table:style-name="Default"/>
        </table:table-row>
        <table:table-row table:style-name="ro1">
          <table:table-cell office:value-type="string" calcext:value-type="string">
            <text:p>MAPIRIPAN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7353" calcext:value-type="float">
            <text:p>7.35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0952" calcext:value-type="float">
            <text:p>10.952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0993" calcext:value-type="float">
            <text:p>10.99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0993" calcext:value-type="float">
            <text:p>10.99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1021" calcext:value-type="float">
            <text:p>11.021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1113" calcext:value-type="float">
            <text:p>11.113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1159" calcext:value-type="float">
            <text:p>11.159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0706" calcext:value-type="float">
            <text:p>10.706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1607" calcext:value-type="float">
            <text:p>11.607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1747" calcext:value-type="float">
            <text:p>11.747</text:p>
          </table:table-cell>
          <table:table-cell table:style-name="Default"/>
        </table:table-row>
        <table:table-row table:style-name="ro1">
          <table:table-cell office:value-type="string" calcext:value-type="string">
            <text:p>MESETAS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1943" calcext:value-type="float">
            <text:p>11.94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8126" calcext:value-type="float">
            <text:p>8.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8161" calcext:value-type="float">
            <text:p>8.16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8225" calcext:value-type="float">
            <text:p>8.225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8289" calcext:value-type="float">
            <text:p>8.289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8362" calcext:value-type="float">
            <text:p>8.362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8390" calcext:value-type="float">
            <text:p>8.39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8484" calcext:value-type="float">
            <text:p>8.484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8662" calcext:value-type="float">
            <text:p>8.662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8760" calcext:value-type="float">
            <text:p>8.76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CONCORDI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8907" calcext:value-type="float">
            <text:p>8.90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35937" calcext:value-type="float">
            <text:p>35.93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37091" calcext:value-type="float">
            <text:p>37.09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38144" calcext:value-type="float">
            <text:p>38.144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39240" calcext:value-type="float">
            <text:p>39.24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40428" calcext:value-type="float">
            <text:p>40.428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41513" calcext:value-type="float">
            <text:p>41.51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42677" calcext:value-type="float">
            <text:p>42.67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43470" calcext:value-type="float">
            <text:p>43.47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44239" calcext:value-type="float">
            <text:p>44.239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GAITAN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44852" calcext:value-type="float">
            <text:p>44.852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9833" calcext:value-type="float">
            <text:p>9.83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9913" calcext:value-type="float">
            <text:p>9.91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0008" calcext:value-type="float">
            <text:p>10.008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0161" calcext:value-type="float">
            <text:p>10.16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0360" calcext:value-type="float">
            <text:p>10.36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0423" calcext:value-type="float">
            <text:p>10.42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0359" calcext:value-type="float">
            <text:p>10.359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0817" calcext:value-type="float">
            <text:p>10.81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0963" calcext:value-type="float">
            <text:p>10.96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LERAS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1125" calcext:value-type="float">
            <text:p>11.125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28447" calcext:value-type="float">
            <text:p>28.44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28833" calcext:value-type="float">
            <text:p>28.83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29251" calcext:value-type="float">
            <text:p>29.25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29617" calcext:value-type="float">
            <text:p>29.61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30016" calcext:value-type="float">
            <text:p>30.016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30399" calcext:value-type="float">
            <text:p>30.399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30301" calcext:value-type="float">
            <text:p>30.30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31618" calcext:value-type="float">
            <text:p>31.618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32091" calcext:value-type="float">
            <text:p>32.09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32577" calcext:value-type="float">
            <text:p>32.577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2982" calcext:value-type="float">
            <text:p>12.982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3014" calcext:value-type="float">
            <text:p>13.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3015" calcext:value-type="float">
            <text:p>13.015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3020" calcext:value-type="float">
            <text:p>13.02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3033" calcext:value-type="float">
            <text:p>13.03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3061" calcext:value-type="float">
            <text:p>13.061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2918" calcext:value-type="float">
            <text:p>12.918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3260" calcext:value-type="float">
            <text:p>13.260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3292" calcext:value-type="float">
            <text:p>13.292</text:p>
          </table:table-cell>
          <table:table-cell table:style-name="Default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3471" calcext:value-type="float">
            <text:p>13.471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6739" calcext:value-type="float">
            <text:p>16.739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6958" calcext:value-type="float">
            <text:p>16.958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7331" calcext:value-type="float">
            <text:p>17.331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7648" calcext:value-type="float">
            <text:p>17.648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7895" calcext:value-type="float">
            <text:p>17.895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8268" calcext:value-type="float">
            <text:p>18.268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8474" calcext:value-type="float">
            <text:p>18.474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9016" calcext:value-type="float">
            <text:p>19.016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9316" calcext:value-type="float">
            <text:p>19.316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TREP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9583" calcext:value-type="float">
            <text:p>19.583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0992" calcext:value-type="float">
            <text:p>10.99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1266" calcext:value-type="float">
            <text:p>11.26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1539" calcext:value-type="float">
            <text:p>11.539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1802" calcext:value-type="float">
            <text:p>11.80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2064" calcext:value-type="float">
            <text:p>12.064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2296" calcext:value-type="float">
            <text:p>12.29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2598" calcext:value-type="float">
            <text:p>12.59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2847" calcext:value-type="float">
            <text:p>12.847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3047" calcext:value-type="float">
            <text:p>13.047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CARLOS DE GUARO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3238" calcext:value-type="float">
            <text:p>13.23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8816" calcext:value-type="float">
            <text:p>8.81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8862" calcext:value-type="float">
            <text:p>8.86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8975" calcext:value-type="float">
            <text:p>8.975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9049" calcext:value-type="float">
            <text:p>9.049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9111" calcext:value-type="float">
            <text:p>9.111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9118" calcext:value-type="float">
            <text:p>9.11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8948" calcext:value-type="float">
            <text:p>8.94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9441" calcext:value-type="float">
            <text:p>9.441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9547" calcext:value-type="float">
            <text:p>9.547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 DE ARAM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9700" calcext:value-type="float">
            <text:p>9.7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413" calcext:value-type="float">
            <text:p>1.413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378" calcext:value-type="float">
            <text:p>1.37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348" calcext:value-type="float">
            <text:p>1.348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324" calcext:value-type="float">
            <text:p>1.324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310" calcext:value-type="float">
            <text:p>1.31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307" calcext:value-type="float">
            <text:p>1.307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266" calcext:value-type="float">
            <text:p>1.26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332" calcext:value-type="float">
            <text:p>1.33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362" calcext:value-type="float">
            <text:p>1.362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JUANITO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373" calcext:value-type="float">
            <text:p>1.373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3" calcext:value-type="float">
            <text:p>2.013</text:p>
          </table:table-cell>
          <table:table-cell table:style-name="ce5" office:value-type="float" office:value="25006" calcext:value-type="float">
            <text:p>25.006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4" calcext:value-type="float">
            <text:p>2.014</text:p>
          </table:table-cell>
          <table:table-cell table:style-name="ce5" office:value-type="float" office:value="25354" calcext:value-type="float">
            <text:p>25.354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5" calcext:value-type="float">
            <text:p>2.015</text:p>
          </table:table-cell>
          <table:table-cell table:style-name="ce5" office:value-type="float" office:value="25669" calcext:value-type="float">
            <text:p>25.669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6" calcext:value-type="float">
            <text:p>2.016</text:p>
          </table:table-cell>
          <table:table-cell table:style-name="ce5" office:value-type="float" office:value="26051" calcext:value-type="float">
            <text:p>26.051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7" calcext:value-type="float">
            <text:p>2.017</text:p>
          </table:table-cell>
          <table:table-cell table:style-name="ce5" office:value-type="float" office:value="26431" calcext:value-type="float">
            <text:p>26.431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8" calcext:value-type="float">
            <text:p>2.018</text:p>
          </table:table-cell>
          <table:table-cell table:style-name="ce5" office:value-type="float" office:value="26707" calcext:value-type="float">
            <text:p>26.707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19" calcext:value-type="float">
            <text:p>2.019</text:p>
          </table:table-cell>
          <table:table-cell table:style-name="ce5" office:value-type="float" office:value="26571" calcext:value-type="float">
            <text:p>26.571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27970" calcext:value-type="float">
            <text:p>27.97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28489" calcext:value-type="float">
            <text:p>28.489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 MARTIN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28956" calcext:value-type="float">
            <text:p>28.956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3" calcext:value-type="float">
            <text:p>2.013</text:p>
          </table:table-cell>
          <table:table-cell table:style-name="ce6" office:value-type="float" office:value="17686" calcext:value-type="float">
            <text:p>17.686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4" calcext:value-type="float">
            <text:p>2.014</text:p>
          </table:table-cell>
          <table:table-cell table:style-name="ce6" office:value-type="float" office:value="17734" calcext:value-type="float">
            <text:p>17.734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5" calcext:value-type="float">
            <text:p>2.015</text:p>
          </table:table-cell>
          <table:table-cell table:style-name="ce6" office:value-type="float" office:value="17794" calcext:value-type="float">
            <text:p>17.794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6" calcext:value-type="float">
            <text:p>2.016</text:p>
          </table:table-cell>
          <table:table-cell table:style-name="ce6" office:value-type="float" office:value="17762" calcext:value-type="float">
            <text:p>17.762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7" calcext:value-type="float">
            <text:p>2.017</text:p>
          </table:table-cell>
          <table:table-cell table:style-name="ce6" office:value-type="float" office:value="17688" calcext:value-type="float">
            <text:p>17.688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8" calcext:value-type="float">
            <text:p>2.018</text:p>
          </table:table-cell>
          <table:table-cell table:style-name="ce6" office:value-type="float" office:value="17778" calcext:value-type="float">
            <text:p>17.778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19" calcext:value-type="float">
            <text:p>2.019</text:p>
          </table:table-cell>
          <table:table-cell table:style-name="ce6" office:value-type="float" office:value="17168" calcext:value-type="float">
            <text:p>17.168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20" calcext:value-type="float">
            <text:p>2.020</text:p>
          </table:table-cell>
          <table:table-cell table:style-name="ce6" office:value-type="float" office:value="18320" calcext:value-type="float">
            <text:p>18.320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21" calcext:value-type="float">
            <text:p>2.021</text:p>
          </table:table-cell>
          <table:table-cell table:style-name="ce6" office:value-type="float" office:value="18514" calcext:value-type="float">
            <text:p>18.514</text:p>
          </table:table-cell>
          <table:table-cell table:style-name="Default"/>
        </table:table-row>
        <table:table-row table:style-name="ro1">
          <table:table-cell office:value-type="string" calcext:value-type="string">
            <text:p>VISTAHERMOSA</text:p>
          </table:table-cell>
          <table:table-cell office:value-type="float" office:value="2022" calcext:value-type="float">
            <text:p>2.022</text:p>
          </table:table-cell>
          <table:table-cell table:style-name="ce6" office:value-type="float" office:value="18794" calcext:value-type="float">
            <text:p>18.794</text:p>
          </table:table-cell>
          <table:table-cell table:style-name="Default"/>
        </table:table-row>
        <table:table-row table:style-name="ro1" table:number-rows-repeated="10482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text> </number:text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12:02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5:49:30.185000000</meta:creation-date>
    <dc:date>2024-05-03T10:16:39.144000000</dc:date>
    <meta:editing-duration>PT10H8M3S</meta:editing-duration>
    <meta:editing-cycles>3</meta:editing-cycles>
    <meta:generator>LibreOffice/7.5.5.2$Windows_X86_64 LibreOffice_project/ca8fe7424262805f223b9a2334bc7181abbcbf5e</meta:generator>
    <meta:document-statistic meta:table-count="1" meta:cell-count="933" meta:object-count="0"/>
  </office:meta>
</office:document-meta>
</file>